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0d5a" officeooo:paragraph-rsid="00140d5a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140d5a" officeooo:paragraph-rsid="00140d5a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normal" officeooo:rsid="00140d5a" officeooo:paragraph-rsid="00140d5a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lientes ligeros con LTSP</text:p>
      <text:p text:style-name="P2"/>
      <text:p text:style-name="P2"><text:tab/><text:span text:style-name="T1">Gregorio Adrián Quintero Álvarez</text:span></text:p>
      <text:p text:style-name="P3"/>
      <text:p text:style-name="P3">En esta práctica usaremos dos máquinas virtuales para montar los clientes ligeros de LTSP.</text:p>
      <text:p text:style-name="P3">Una maquina que usaremos sera un windows 2008 server y un ubuntu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09:33:18.113870719</meta:creation-date>
    <dc:date>2015-10-05T10:00:39.121863922</dc:date>
    <meta:editing-duration>PT12M10S</meta:editing-duration>
    <meta:editing-cycles>1</meta:editing-cycles>
    <meta:document-statistic meta:table-count="0" meta:image-count="0" meta:object-count="0" meta:page-count="1" meta:paragraph-count="4" meta:word-count="34" meta:character-count="213" meta:non-whitespace-character-count="182"/>
    <meta:generator>LibreOffice/4.2.8.2$Linux_X86_64 LibreOffice_project/420m0$Build-2</meta:generator>
  </office:meta>
</office:document-meta>
</file>